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7879d" officeooo:paragraph-rsid="001787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ntMIS Time Capture Module.</text:p>
      <text:p text:style-name="P1"/>
      <text:p text:style-name="P1">Documents attached:</text:p>
      <text:p text:style-name="P1">- Printmisflow.pdf – overview of the system</text:p>
      <text:p text:style-name="P1">- CaptureTime.pdf – flow diagram of the Time Capture module</text:p>
      <text:p text:style-name="P1">- Job.php, JobRoute.php, Machine.php, Person.php, Time.php, Production.php</text:p>
      <text:p text:style-name="P1">– database tables/classes</text:p>
      <text:p text:style-name="P1"/>
      <text:p text:style-name="P1">The module is for recording the time spent on a single printing operation. So a Job is called up and the JobRoute is shown, which shows the different Machines planned to do the job. A Machine is selected but can be changed to the one actually being used. The person operating the machine is identified by a facial or fingerprint scan. I have assumed the software will be running on a phone or a tablet. The time to start is recorded in the Time table. When the process is completed, the same record in the Time table must be retrieved, and the ending time recorded. If this is the last machine on the route, then finished product will be involved. This must be recorded in the Production table. Optionally the machine operator can ask for labels to be printed, one for each box or container into which the finished product has been packed. He must record the qty per box and the qty in the last box, which may be less than the qty per box in some cases.</text:p>
      <text:p text:style-name="P1"/>
      <text:p text:style-name="P1">It may be that additional data tables or fields are required that I have not thought of, so please allow yourself to assume these if they are required in your view.</text:p>
      <text:p text:style-name="P1"/>
      <text:p text:style-name="P1">Please contact me if you need clarification on any aspect.</text:p>
      <text:p text:style-name="P1"/>
      <text:p text:style-name="P1">Andy Dunlop 082 770 8749</text:p>
      <text:p text:style-name="P1">8 June 2017</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yDunlop </meta:initial-creator>
    <meta:creation-date>2017-06-08T10:59:53.320387686</meta:creation-date>
    <dc:date>2017-06-08T11:15:07.583045724</dc:date>
    <dc:creator>AndyDunlop </dc:creator>
    <meta:editing-duration>PT4S</meta:editing-duration>
    <meta:editing-cycles>1</meta:editing-cycles>
    <meta:document-statistic meta:table-count="0" meta:image-count="0" meta:object-count="0" meta:page-count="1" meta:paragraph-count="11" meta:word-count="258" meta:character-count="1459" meta:non-whitespace-character-count="1209"/>
    <meta:generator>LibreOffice/4.3.3.2$Linux_x86 LibreOffice_project/430m0$Build-2</meta:generator>
  </office:meta>
</office:document-meta>
</file>